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/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/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/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/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/>
        </table:table-row>
        <table:table-row table:style-name="ro1">
          <table:table-cell office:value-type="string" calcext:value-type="string">
            <text:p>ic-va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売る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/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/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/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</text:p>
          </table:table-cell>
          <table:table-cell/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/>
        </table:table-row>
        <table:table-row table:style-name="ro1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1-13T23:18:08.618360172</dc:date>
    <meta:editing-duration>PT38M</meta:editing-duration>
    <meta:editing-cycles>5</meta:editing-cycles>
    <meta:generator>LibreOffice/7.3.7.2$Linux_X86_64 LibreOffice_project/30$Build-2</meta:generator>
    <meta:document-statistic meta:table-count="1" meta:cell-count="72" meta:object-count="0"/>
  </office:meta>
</office:document-meta>
</file>